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05.77pt" svg:y="120.27pt">
            <draw:object draw:notify-on-update-of-ranges="Sheet1.A2:Sheet1.B2 Sheet1.C2:Sheet1.G2 Sheet1.A3:Sheet1.B3 Sheet1.C3:Sheet1.G3 Sheet1.A4:Sheet1.B4 Sheet1.C4:Sheet1.G4 Sheet1.A5:Sheet1.B5 Sheet1.C5:Sheet1.G5 Sheet1.A6:Sheet1.B6 Sheet1.C6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 office:value-type="string" calcext:value-type="string">
            <text:p>thread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istribution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0.5CPU</text:p>
          </table:table-cell>
          <table:table-cell office:value-type="string" calcext:value-type="string">
            <text:p>1xCPU</text:p>
          </table:table-cell>
          <table:table-cell office:value-type="string" calcext:value-type="string">
            <text:p>2xCPU</text:p>
          </table:table-cell>
          <table:table-cell office:value-type="string" calcext:value-type="string">
            <text:p>4xCPU</text:p>
          </table:table-cell>
        </table:table-row>
        <table:table-row table:style-name="ro1">
          <table:table-cell office:value-type="string" calcext:value-type="string">
            <text:p>10-10-80</text:p>
          </table:table-cell>
          <table:table-cell office:value-type="string" calcext:value-type="string">
            <text:p>mutex</text:p>
          </table:table-cell>
          <table:table-cell office:value-type="float" office:value="0.119470929" calcext:value-type="float">
            <text:p>0.119470929</text:p>
          </table:table-cell>
          <table:table-cell office:value-type="float" office:value="0.450165903" calcext:value-type="float">
            <text:p>0.450165903</text:p>
          </table:table-cell>
          <table:table-cell office:value-type="float" office:value="0.58917383" calcext:value-type="float">
            <text:p>0.58917383</text:p>
          </table:table-cell>
          <table:table-cell office:value-type="float" office:value="0.596605685" calcext:value-type="float">
            <text:p>0.596605685</text:p>
          </table:table-cell>
          <table:table-cell office:value-type="float" office:value="0.588074876" calcext:value-type="float">
            <text:p>0.588074876</text:p>
          </table:table-cell>
        </table:table-row>
        <table:table-row table:style-name="ro1">
          <table:table-cell office:value-type="string" calcext:value-type="string">
            <text:p>10-10-80</text:p>
          </table:table-cell>
          <table:table-cell office:value-type="string" calcext:value-type="string">
            <text:p>rwlock</text:p>
          </table:table-cell>
          <table:table-cell office:value-type="float" office:value="0.126415359" calcext:value-type="float">
            <text:p>0.126415359</text:p>
          </table:table-cell>
          <table:table-cell office:value-type="float" office:value="0.453607999" calcext:value-type="float">
            <text:p>0.453607999</text:p>
          </table:table-cell>
          <table:table-cell office:value-type="float" office:value="0.599996889" calcext:value-type="float">
            <text:p>0.599996889</text:p>
          </table:table-cell>
          <table:table-cell office:value-type="float" office:value="0.619043615" calcext:value-type="float">
            <text:p>0.619043615</text:p>
          </table:table-cell>
          <table:table-cell office:value-type="float" office:value="0.685874116" calcext:value-type="float">
            <text:p>0.685874116</text:p>
          </table:table-cell>
        </table:table-row>
        <table:table-row table:style-name="ro1">
          <table:table-cell table:style-name="ce5" office:value-type="string" calcext:value-type="string">
            <text:p>.1-.1-99.8</text:p>
          </table:table-cell>
          <table:table-cell office:value-type="string" calcext:value-type="string">
            <text:p>mutex</text:p>
          </table:table-cell>
          <table:table-cell office:value-type="float" office:value="0.222899594" calcext:value-type="float">
            <text:p>0.222899594</text:p>
          </table:table-cell>
          <table:table-cell office:value-type="float" office:value="0.638556391" calcext:value-type="float">
            <text:p>0.638556391</text:p>
          </table:table-cell>
          <table:table-cell office:value-type="float" office:value="0.751655413" calcext:value-type="float">
            <text:p>0.751655413</text:p>
          </table:table-cell>
          <table:table-cell office:value-type="float" office:value="0.765493918" calcext:value-type="float">
            <text:p>0.765493918</text:p>
          </table:table-cell>
          <table:table-cell office:value-type="float" office:value="0.75648001" calcext:value-type="float">
            <text:p>0.75648001</text:p>
          </table:table-cell>
        </table:table-row>
        <table:table-row table:style-name="ro1">
          <table:table-cell table:style-name="ce5" office:value-type="string" calcext:value-type="string">
            <text:p>.1-.1-99.8</text:p>
          </table:table-cell>
          <table:table-cell office:value-type="string" calcext:value-type="string">
            <text:p>rwlock</text:p>
          </table:table-cell>
          <table:table-cell office:value-type="float" office:value="0.197689228" calcext:value-type="float">
            <text:p>0.197689228</text:p>
          </table:table-cell>
          <table:table-cell office:value-type="float" office:value="1.091420497" calcext:value-type="float">
            <text:p>1.091420497</text:p>
          </table:table-cell>
          <table:table-cell office:value-type="float" office:value="1.816986183" calcext:value-type="float">
            <text:p>1.816986183</text:p>
          </table:table-cell>
          <table:table-cell office:value-type="float" office:value="1.827121309" calcext:value-type="float">
            <text:p>1.827121309</text:p>
          </table:table-cell>
          <table:table-cell office:value-type="float" office:value="1.825561366" calcext:value-type="float">
            <text:p>1.825561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9:22:05.004048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1:41:34.911645343</meta:creation-date>
    <dc:date>2019-10-29T10:22:22.471504643</dc:date>
    <meta:editing-duration>PT18M51S</meta:editing-duration>
    <meta:editing-cycles>4</meta:editing-cycles>
    <meta:generator>LibreOffice/6.2.7.1$Linux_X86_64 LibreOffice_project/20$Build-1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c0000" draw:fill-color="#cc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cc0000" draw:fill-color="#cc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539cm" svg:y="7.903cm" style:legend-expansion="wide" chart:style-name="ch2"/>
        <chart:plot-area chart:style-name="ch3" table:cell-range-address="Sheet1.A2:Sheet1.G6" chart:data-source-has-labels="both" svg:x="1.33cm" svg:y="0.178cm" svg:width="14.348cm" svg:height="6.377cm">
          <chartooo:coordinate-region svg:x="2.057cm" svg:y="0.377cm" svg:width="13.077cm" svg:height="5.531cm"/>
          <chart:axis chart:dimension="x" chart:name="primary-x" chart:style-name="ch4" chartooo:axis-type="auto">
            <chartooo:date-scale/>
            <chart:title svg:x="7.494cm" svg:y="6.735cm" chart:style-name="ch5">
              <text:p>Thread count</text:p>
            </chart:title>
            <chart:categories table:cell-range-address="Sheet1.C2:Sheet1.G2"/>
          </chart:axis>
          <chart:axis chart:dimension="y" chart:name="primary-y" chart:style-name="ch4">
            <chart:title svg:x="0.45cm" svg:y="4.27cm" chart:style-name="ch6">
              <text:p>Duration (s)</text:p>
            </chart:title>
            <chart:grid chart:style-name="ch7" chart:class="major"/>
          </chart:axis>
          <chart:series chart:style-name="ch8" chart:values-cell-range-address="Sheet1.C3:Sheet1.G3" chart:label-cell-address="Sheet1.A3:Sheet1.B3" chart:class="chart:line">
            <chart:data-point chart:repeated="5"/>
          </chart:series>
          <chart:series chart:style-name="ch9" chart:values-cell-range-address="Sheet1.C4:Sheet1.G4" chart:label-cell-address="Sheet1.A4:Sheet1.B4" chart:class="chart:line">
            <chart:data-point chart:repeated="5"/>
          </chart:series>
          <chart:series chart:style-name="ch10" chart:values-cell-range-address="Sheet1.C5:Sheet1.G5" chart:label-cell-address="Sheet1.A5:Sheet1.B5" chart:class="chart:line">
            <chart:data-point chart:repeated="5"/>
          </chart:series>
          <chart:series chart:style-name="ch11" chart:values-cell-range-address="Sheet1.C6:Sheet1.G6" chart:label-cell-address="Sheet1.A6:Sheet1.B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G2</svg:desc>
                </draw:g>
              </table:table-cell>
              <table:table-cell office:value-type="string">
                <text:p>0.5CPU</text:p>
              </table:table-cell>
              <table:table-cell office:value-type="string">
                <text:p>1xCPU</text:p>
              </table:table-cell>
              <table:table-cell office:value-type="string">
                <text:p>2xCPU</text:p>
              </table:table-cell>
              <table:table-cell office:value-type="string">
                <text:p>4xCPU</text:p>
              </table:table-cell>
            </table:table-row>
          </table:table-header-rows>
          <table:table-rows>
            <table:table-row>
              <table:table-cell office:value-type="string">
                <text:p>10-10-80 mutex</text:p>
                <text:list>
                  <text:list-item>
                    <text:p>10-10-80</text:p>
                  </text:list-item>
                  <text:list-item>
                    <text:p>mutex</text:p>
                  </text:list-item>
                </text:list>
                <draw:g>
                  <svg:desc>Sheet1.A3:Sheet1.B3</svg:desc>
                </draw:g>
              </table:table-cell>
              <table:table-cell office:value-type="float" office:value="0.119470929">
                <text:p>0.119470929</text:p>
                <draw:g>
                  <svg:desc>Sheet1.C3:Sheet1.G3</svg:desc>
                </draw:g>
              </table:table-cell>
              <table:table-cell office:value-type="float" office:value="0.450165903">
                <text:p>0.450165903</text:p>
              </table:table-cell>
              <table:table-cell office:value-type="float" office:value="0.58917383">
                <text:p>0.58917383</text:p>
              </table:table-cell>
              <table:table-cell office:value-type="float" office:value="0.596605685">
                <text:p>0.596605685</text:p>
              </table:table-cell>
              <table:table-cell office:value-type="float" office:value="0.588074876">
                <text:p>0.588074876</text:p>
              </table:table-cell>
            </table:table-row>
            <table:table-row>
              <table:table-cell office:value-type="string">
                <text:p>10-10-80 rwlock</text:p>
                <text:list>
                  <text:list-item>
                    <text:p>10-10-80</text:p>
                  </text:list-item>
                  <text:list-item>
                    <text:p>rwlock</text:p>
                  </text:list-item>
                </text:list>
                <draw:g>
                  <svg:desc>Sheet1.A4:Sheet1.B4</svg:desc>
                </draw:g>
              </table:table-cell>
              <table:table-cell office:value-type="float" office:value="0.126415359">
                <text:p>0.126415359</text:p>
                <draw:g>
                  <svg:desc>Sheet1.C4:Sheet1.G4</svg:desc>
                </draw:g>
              </table:table-cell>
              <table:table-cell office:value-type="float" office:value="0.453607999">
                <text:p>0.453607999</text:p>
              </table:table-cell>
              <table:table-cell office:value-type="float" office:value="0.599996889">
                <text:p>0.599996889</text:p>
              </table:table-cell>
              <table:table-cell office:value-type="float" office:value="0.619043615">
                <text:p>0.619043615</text:p>
              </table:table-cell>
              <table:table-cell office:value-type="float" office:value="0.685874116">
                <text:p>0.685874116</text:p>
              </table:table-cell>
            </table:table-row>
            <table:table-row>
              <table:table-cell office:value-type="string">
                <text:p>.1-.1-99.8 mutex</text:p>
                <text:list>
                  <text:list-item>
                    <text:p>.1-.1-99.8</text:p>
                  </text:list-item>
                  <text:list-item>
                    <text:p>mutex</text:p>
                  </text:list-item>
                </text:list>
                <draw:g>
                  <svg:desc>Sheet1.A5:Sheet1.B5</svg:desc>
                </draw:g>
              </table:table-cell>
              <table:table-cell office:value-type="float" office:value="0.222899594">
                <text:p>0.222899594</text:p>
                <draw:g>
                  <svg:desc>Sheet1.C5:Sheet1.G5</svg:desc>
                </draw:g>
              </table:table-cell>
              <table:table-cell office:value-type="float" office:value="0.638556391">
                <text:p>0.638556391</text:p>
              </table:table-cell>
              <table:table-cell office:value-type="float" office:value="0.751655413">
                <text:p>0.751655413</text:p>
              </table:table-cell>
              <table:table-cell office:value-type="float" office:value="0.765493918">
                <text:p>0.765493918</text:p>
              </table:table-cell>
              <table:table-cell office:value-type="float" office:value="0.75648001">
                <text:p>0.75648001</text:p>
              </table:table-cell>
            </table:table-row>
            <table:table-row>
              <table:table-cell office:value-type="string">
                <text:p>.1-.1-99.8 rwlock</text:p>
                <text:list>
                  <text:list-item>
                    <text:p>.1-.1-99.8</text:p>
                  </text:list-item>
                  <text:list-item>
                    <text:p>rwlock</text:p>
                  </text:list-item>
                </text:list>
                <draw:g>
                  <svg:desc>Sheet1.A6:Sheet1.B6</svg:desc>
                </draw:g>
              </table:table-cell>
              <table:table-cell office:value-type="float" office:value="0.197689228">
                <text:p>0.197689228</text:p>
                <draw:g>
                  <svg:desc>Sheet1.C6:Sheet1.G6</svg:desc>
                </draw:g>
              </table:table-cell>
              <table:table-cell office:value-type="float" office:value="1.091420497">
                <text:p>1.091420497</text:p>
              </table:table-cell>
              <table:table-cell office:value-type="float" office:value="1.816986183">
                <text:p>1.816986183</text:p>
              </table:table-cell>
              <table:table-cell office:value-type="float" office:value="1.827121309">
                <text:p>1.827121309</text:p>
              </table:table-cell>
              <table:table-cell office:value-type="float" office:value="1.825561366">
                <text:p>1.825561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